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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1in" text:min-label-width="0in" text:list-level-position-and-space-mode="label-alignment">
          <style:list-level-label-alignment text:label-followed-by="listtab" fo:margin-left="1.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6in" text:min-label-width="0in" text:list-level-position-and-space-mode="label-alignment">
          <style:list-level-label-alignment text:label-followed-by="listtab" fo:margin-left="1.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1in" text:min-label-width="0in" text:list-level-position-and-space-mode="label-alignment">
          <style:list-level-label-alignment text:label-followed-by="listtab" fo:margin-left="2.1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6in" text:min-label-width="0in" text:list-level-position-and-space-mode="label-alignment">
          <style:list-level-label-alignment text:label-followed-by="listtab" fo:margin-left="2.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1in" text:min-label-width="0in" text:list-level-position-and-space-mode="label-alignment">
          <style:list-level-label-alignment text:label-followed-by="listtab" fo:margin-left="3.1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6in" text:min-label-width="0in" text:list-level-position-and-space-mode="label-alignment">
          <style:list-level-label-alignment text:label-followed-by="listtab" fo:margin-left="3.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1in" text:min-label-width="0in" text:list-level-position-and-space-mode="label-alignment">
          <style:list-level-label-alignment text:label-followed-by="listtab" fo:margin-left="4.1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6in" text:min-label-width="0in" text:list-level-position-and-space-mode="label-alignment">
          <style:list-level-label-alignment text:label-followed-by="listtab" fo:margin-left="4.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-0.0097in" text:min-label-width="0.25in" text:list-level-position-and-space-mode="label-alignment">
          <style:list-level-label-alignment text:label-followed-by="listtab" fo:margin-left="0.2402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4916in" text:min-label-width="0.1791in" text:list-level-position-and-space-mode="label-alignment">
          <style:list-level-label-alignment text:label-followed-by="listtab" fo:margin-left="0.6708in" fo:text-indent="-0.1791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start" fo:margin-bottom="0.0131in" fo:line-height="107%" fo:margin-left="0in" fo:text-indent="0in">
        <style:tab-stops/>
      </style:paragraph-properties>
    </style:style>
    <style:style style:name="P9" style:parent-style-name="Título1" style:family="paragraph">
      <style:paragraph-properties fo:margin-left="-0.0034in">
        <style:tab-stops/>
      </style:paragraph-properties>
    </style:style>
    <style:style style:name="P10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" style:parent-style-name="Normal" style:family="paragraph">
      <style:paragraph-properties fo:margin-bottom="0in" style:line-height-at-least="0.1979in" fo:background-color="#FFFFFF"/>
    </style:style>
    <style:style style:name="T12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P13" style:parent-style-name="Normal" style:family="paragraph">
      <style:paragraph-properties fo:text-align="center" fo:margin-bottom="0in" fo:margin-left="0in">
        <style:tab-stops/>
      </style:paragraph-properties>
    </style:style>
    <style:style style:name="P14" style:parent-style-name="Normal" style:family="paragraph">
      <style:paragraph-properties fo:text-align="center" fo:margin-bottom="0in" fo:margin-left="0in">
        <style:tab-stops/>
      </style:paragraph-properties>
      <style:text-properties style:use-window-font-color="true"/>
    </style:style>
    <style:style style:name="P15" style:parent-style-name="Normal" style:family="paragraph">
      <style:paragraph-properties fo:text-align="center" fo:margin-bottom="0in" fo:margin-left="0in">
        <style:tab-stops/>
      </style:paragraph-properties>
      <style:text-properties style:use-window-font-color="true"/>
    </style:style>
    <style:style style:name="P16" style:parent-style-name="Normal" style:family="paragraph">
      <style:paragraph-properties fo:text-align="center" fo:margin-bottom="0in" fo:margin-left="0in">
        <style:tab-stops/>
      </style:paragraph-properties>
      <style:text-properties style:use-window-font-color="true"/>
    </style:style>
    <style:style style:name="P17" style:parent-style-name="Normal" style:family="paragraph">
      <style:paragraph-properties fo:text-align="center" fo:margin-bottom="0in" fo:margin-left="0in">
        <style:tab-stops/>
      </style:paragraph-properties>
      <style:text-properties style:use-window-font-color="true"/>
    </style:style>
    <style:style style:name="T18" style:parent-style-name="Fuentedepárrafopredeter." style:family="text">
      <style:text-properties style:font-name="Consolas" style:font-name-asian="Times New Roman" style:font-name-complex="Times New Roman" fo:font-size="10.5pt" style:font-size-asian="10.5pt" style:font-size-complex="10.5pt"/>
    </style:style>
    <style:style style:name="P1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20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1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22" style:parent-style-name="Normal" style:family="paragraph">
      <style:paragraph-properties fo:text-align="start" fo:margin-bottom="0.1111in" fo:line-height="107%" fo:margin-left="0in" fo:text-indent="0in">
        <style:tab-stops/>
      </style:paragraph-properties>
    </style:style>
    <style:style style:name="T23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4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5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6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7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8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29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0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1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2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3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4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5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6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37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38" style:parent-style-name="Normal" style:family="paragraph">
      <style:paragraph-properties fo:text-align="start" fo:margin-bottom="0.1111in" fo:line-height="107%" fo:margin-left="2.95in" fo:text-indent="0.4916in">
        <style:tab-stops/>
      </style:paragraph-properties>
    </style:style>
    <style:style style:name="T39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0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1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2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3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44" style:parent-style-name="Normal" style:family="paragraph">
      <style:paragraph-properties fo:text-align="start" fo:margin-bottom="0.1111in" fo:line-height="107%" fo:margin-left="2.95in" fo:text-indent="0.4916in">
        <style:tab-stops/>
      </style:paragraph-properties>
    </style:style>
    <style:style style:name="T45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6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7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8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T49" style:parent-style-name="Fuentedepárrafopredeter." style:family="text"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0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1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2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3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4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5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6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7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58" style:parent-style-name="Título1" style:family="paragraph">
      <style:paragraph-properties fo:break-before="page"/>
    </style:style>
    <style:style style:name="P59" style:parent-style-name="Párrafodelista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family="paragraph">
      <style:paragraph-properties fo:text-indent="0in"/>
    </style:style>
    <style:style style:name="P62" style:parent-style-name="Párrafodelista" style:family="paragraph">
      <style:paragraph-properties fo:text-indent="0in"/>
    </style:style>
    <style:style style:name="P63" style:parent-style-name="Párrafodelista" style:family="paragraph">
      <style:text-properties fo:font-weight="bold" style:font-weight-asian="bold" style:font-weight-complex="bold"/>
    </style:style>
    <style:style style:name="P64" style:parent-style-name="Párrafodelista" style:family="paragraph">
      <style:paragraph-properties fo:text-indent="0in"/>
    </style:style>
    <style:style style:name="P65" style:parent-style-name="Párrafodelista" style:family="paragraph">
      <style:paragraph-properties fo:text-indent="0in"/>
    </style:style>
    <style:style style:name="P66" style:parent-style-name="Párrafodelista" style:family="paragraph">
      <style:paragraph-properties fo:text-indent="0in"/>
    </style:style>
    <style:style style:name="P67" style:parent-style-name="Párrafodelista" style:family="paragraph">
      <style:text-properties fo:font-weight="bold" style:font-weight-asian="bold" style:font-weight-complex="bold"/>
    </style:style>
    <style:style style:name="P68" style:parent-style-name="Párrafodelista" style:family="paragraph">
      <style:paragraph-properties fo:text-indent="0in"/>
    </style:style>
    <style:style style:name="P69" style:parent-style-name="Párrafodelista" style:family="paragraph">
      <style:paragraph-properties fo:text-indent="0in"/>
    </style:style>
    <style:style style:name="P70" style:parent-style-name="Párrafodelista" style:family="paragraph">
      <style:paragraph-properties fo:text-indent="0in"/>
    </style:style>
    <style:style style:name="P71" style:parent-style-name="Párrafodelista" style:family="paragraph">
      <style:paragraph-properties fo:text-indent="0in"/>
    </style:style>
    <style:style style:name="P72" style:parent-style-name="Párrafodelista" style:family="paragraph">
      <style:text-properties fo:font-weight="bold" style:font-weight-asian="bold" style:font-weight-complex="bold"/>
    </style:style>
    <style:style style:name="P73" style:parent-style-name="Párrafodelista" style:family="paragraph">
      <style:paragraph-properties fo:text-indent="0in"/>
    </style:style>
    <style:style style:name="P74" style:parent-style-name="Párrafodelista" style:family="paragraph">
      <style:paragraph-properties fo:text-indent="0in"/>
    </style:style>
    <style:style style:name="P75" style:parent-style-name="Párrafodelista" style:family="paragraph">
      <style:paragraph-properties fo:text-indent="0in"/>
    </style:style>
    <style:style style:name="P76" style:parent-style-name="Párrafodelista" style:family="paragraph">
      <style:paragraph-properties fo:text-indent="0in"/>
    </style:style>
    <style:style style:name="P77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78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79" style:parent-style-name="Párrafodelista" style:family="paragraph">
      <style:paragraph-properties fo:text-align="start" fo:margin-bottom="0.1111in" fo:line-height="107%" fo:text-indent="0in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80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81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82" style:parent-style-name="Normal" style:family="paragraph">
      <style:paragraph-properties fo:break-before="page" fo:text-align="start" fo:margin-bottom="0.1111in" fo:line-height="107%" fo:margin-left="0in" fo:text-indent="0in">
        <style:tab-stops/>
      </style:paragraph-properties>
    </style:style>
    <style:style style:name="P8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10.5pt" style:font-size-asian="10.5pt" style:font-size-complex="10.5pt"/>
    </style:style>
    <style:style style:name="P84" style:parent-style-name="Normal" style:family="paragraph">
      <style:paragraph-properties fo:margin-left="0.4986in">
        <style:tab-stops/>
      </style:paragraph-properties>
    </style:style>
    <style:style style:name="P85" style:parent-style-name="Párrafodelista" style:family="paragraph">
      <style:paragraph-properties fo:margin-left="1.1625in">
        <style:tab-stops/>
      </style:paragraph-properties>
    </style:style>
    <style:style style:name="P86" style:parent-style-name="Párrafodelista" style:family="paragraph">
      <style:paragraph-properties fo:margin-left="1.1625in">
        <style:tab-stops/>
      </style:paragraph-properties>
    </style:style>
    <style:style style:name="P87" style:parent-style-name="Normal" style:family="paragraph">
      <style:paragraph-properties fo:margin-left="0.4986in">
        <style:tab-stops/>
      </style:paragraph-properties>
    </style:style>
    <style:style style:name="P88" style:parent-style-name="Párrafodelista" style:family="paragraph">
      <style:paragraph-properties fo:margin-left="1.1625in">
        <style:tab-stops/>
      </style:paragraph-properties>
    </style:style>
    <style:style style:name="P89" style:parent-style-name="Normal" style:family="paragraph">
      <style:paragraph-properties fo:margin-left="0.4986in">
        <style:tab-stops/>
      </style:paragraph-properties>
    </style:style>
    <style:style style:name="P90" style:parent-style-name="Párrafodelista" style:family="paragraph">
      <style:paragraph-properties fo:margin-left="1.1625in">
        <style:tab-stops/>
      </style:paragraph-properties>
    </style:style>
    <style:style style:name="P91" style:parent-style-name="Párrafodelista" style:family="paragraph">
      <style:paragraph-properties fo:margin-left="1.1625in">
        <style:tab-stops/>
      </style:paragraph-properties>
    </style:style>
    <style:style style:name="P92" style:parent-style-name="Normal" style:family="paragraph">
      <style:paragraph-properties fo:margin-left="0.4986in">
        <style:tab-stops/>
      </style:paragraph-properties>
    </style:style>
    <style:style style:name="P93" style:parent-style-name="Párrafodelista" style:family="paragraph">
      <style:paragraph-properties fo:margin-left="1.1625in">
        <style:tab-stops/>
      </style:paragraph-properties>
    </style:style>
    <style:style style:name="P94" style:parent-style-name="Normal" style:family="paragraph">
      <style:paragraph-properties fo:margin-left="0.4986in">
        <style:tab-stops/>
      </style:paragraph-properties>
    </style:style>
    <style:style style:name="P95" style:parent-style-name="Párrafodelista" style:family="paragraph">
      <style:paragraph-properties fo:margin-left="1.1625in">
        <style:tab-stops/>
      </style:paragraph-properties>
    </style:style>
    <style:style style:name="P96" style:parent-style-name="Párrafodelista" style:family="paragraph">
      <style:paragraph-properties fo:margin-left="1.1625in">
        <style:tab-stops/>
      </style:paragraph-properties>
    </style:style>
    <style:style style:name="P97" style:parent-style-name="Párrafodelista" style:family="paragraph"/>
    <style:style style:name="T98" style:parent-style-name="Fuentedepárrafopredeter." style:family="text">
      <style:text-properties fo:font-weight="bold" style:font-weight-asian="bold" style:font-weight-complex="bold"/>
    </style:style>
    <style:style style:name="P99" style:parent-style-name="Párrafodelista" style:family="paragraph"/>
    <style:style style:name="T100" style:parent-style-name="Fuentedepárrafopredeter." style:family="text">
      <style:text-properties fo:font-weight="bold" style:font-weight-asian="bold" style:font-weight-complex="bold"/>
    </style:style>
    <style:style style:name="P101" style:parent-style-name="Párrafodelista" style:family="paragraph"/>
    <style:style style:name="P102" style:parent-style-name="Párrafodelista" style:family="paragraph"/>
    <style:style style:name="P103" style:parent-style-name="Párrafodelista" style:family="paragraph"/>
    <style:style style:name="P104" style:parent-style-name="Párrafodelista" style:family="paragraph"/>
    <style:style style:name="P105" style:parent-style-name="Normal" style:family="paragraph">
      <style:paragraph-properties fo:text-align="center"/>
    </style:style>
    <style:style style:name="P106" style:parent-style-name="Normal" style:family="paragraph">
      <style:paragraph-properties fo:text-align="start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P109" style:parent-style-name="Normal" style:family="paragraph">
      <style:text-properties fo:language="en" fo:country="GB"/>
    </style:style>
    <style:style style:name="T110" style:parent-style-name="Fuentedepárrafopredeter." style:family="text">
      <style:text-properties fo:language="en" fo:country="GB"/>
    </style:style>
    <style:style style:name="P111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2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3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4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5" style:parent-style-name="Párrafodelista" style:family="paragraph">
      <style:paragraph-properties fo:text-align="start" fo:margin-bottom="0.1111in" fo:line-height="107%"/>
      <style:text-properties style:font-name="Calibri" style:font-name-asian="Calibri" style:font-name-complex="Times New Roman" style:use-window-font-color="true" fo:font-size="11pt" style:font-size-asian="11pt" style:language-asian="en" style:country-asian="US"/>
    </style:style>
    <style:style style:name="P116" style:parent-style-name="Normal" style:family="paragraph">
      <style:text-properties fo:font-weight="bold" style:font-weight-asian="bold" style:font-weight-complex="bold"/>
    </style:style>
    <style:style style:name="P11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18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11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12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2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12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/>
    </style:style>
    <style:style style:name="T12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12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30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1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3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13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3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13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4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14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4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14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4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15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5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5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15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5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15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5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6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6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6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6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6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6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7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7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7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7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7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17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7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8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8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8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8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8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8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9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9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9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19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19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19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19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0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0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0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0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0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0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20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0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1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1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21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1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1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1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2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2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2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2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2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2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2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3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3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3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3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3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4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4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4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4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4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4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5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5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5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5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5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25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5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5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6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26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6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6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6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26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6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7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7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7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27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7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7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7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8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8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8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8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8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28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28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8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9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9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29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29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29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29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30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0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0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0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0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0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0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0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1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1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1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1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1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1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1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2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2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2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2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2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3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3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3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3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3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3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3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3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4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4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4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4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4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4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4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4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5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5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0451A5" fo:font-size="9pt" style:font-size-asian="9pt" style:font-size-complex="9pt" fo:language="en" fo:country="GB"/>
    </style:style>
    <style:style style:name="T35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5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5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5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098658" fo:font-size="9pt" style:font-size-asian="9pt" style:font-size-complex="9pt" fo:language="en" fo:country="GB"/>
    </style:style>
    <style:style style:name="T36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61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6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6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6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6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6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7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71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7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37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74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7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7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7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8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8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8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8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8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8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391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39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39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397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39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/>
    </style:style>
    <style:style style:name="T401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40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406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07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40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11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1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15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17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1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21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2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42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2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42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/>
    </style:style>
    <style:style style:name="T43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T43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43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3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43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4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42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44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4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4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5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52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53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45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55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5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background-color="#FFFF00"/>
    </style:style>
    <style:style style:name="P457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/>
    </style:style>
    <style:style style:name="P458" style:parent-style-name="Normal" style:family="paragraph">
      <style:paragraph-properties fo:text-align="start" fo:margin-bottom="0in" style:line-height-at-least="0.1979in" fo:margin-left="0.4916in" fo:text-indent="0in" fo:background-color="#FFFFFF">
        <style:tab-stops/>
      </style:paragraph-properties>
    </style:style>
    <style:style style:name="T459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460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61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T46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E50000" fo:font-size="9pt" style:font-size-asian="9pt" style:font-size-complex="9pt" fo:language="en" fo:country="GB"/>
    </style:style>
    <style:style style:name="T465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0000FF" fo:font-size="9pt" style:font-size-asian="9pt" style:font-size-complex="9pt" fo:language="en" fo:country="GB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68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69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71" style:parent-style-name="Normal" style:family="paragraph">
      <style:paragraph-properties fo:text-align="start" fo:margin-bottom="0.1666in" style:line-height-at-least="0.1979in" fo:margin-left="0in" fo:text-indent="0in" fo:background-color="#FFFFFF">
        <style:tab-stops/>
      </style:paragraph-properties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P47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73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language="en" fo:country="GB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475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76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77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78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 fo:background-color="#FFFF00"/>
    </style:style>
    <style:style style:name="P479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80" style:parent-style-name="Fuentedepárrafopredeter." style:family="text">
      <style:text-properties style:font-name="Consolas" style:font-name-asian="Times New Roman" style:font-name-complex="Times New Roman" fo:font-size="9pt" style:font-size-asian="9pt" style:font-size-complex="9pt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/>
    </style:style>
    <style:style style:name="P482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83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84" style:parent-style-name="Normal" style:family="paragraph">
      <style:paragraph-properties fo:text-align="start" fo:margin-bottom="0in" style:line-height-at-least="0.1979in" fo:margin-left="0in" fo:text-indent="0in" fo:background-color="#FFFFFF">
        <style:tab-stops/>
      </style:paragraph-properties>
    </style:style>
    <style:style style:name="T485" style:parent-style-name="Fuentedepárrafopredeter." style:family="text">
      <style:text-properties style:font-name="Consolas" style:font-name-asian="Times New Roman" style:font-name-complex="Times New Roman" fo:color="#800000" fo:font-size="9pt" style:font-size-asian="9pt" style:font-size-complex="9pt" fo:language="en" fo:country="GB"/>
    </style:style>
    <style:style style:name="P486" style:parent-style-name="Normal" style:family="paragraph">
      <style:paragraph-properties fo:text-align="start" fo:margin-bottom="2.2416in" fo:line-height="107%" fo:margin-left="0in" fo:text-indent="0in">
        <style:tab-stops/>
      </style:paragraph-properties>
      <style:text-properties fo:font-size="9pt" style:font-size-asian="9pt" style:font-size-complex="9pt" fo:language="en" fo:country="GB"/>
    </style:style>
    <style:style style:name="P487" style:parent-style-name="Normal" style:family="paragraph">
      <style:paragraph-properties fo:text-align="start" fo:margin-bottom="2.2416in" fo:line-height="107%" fo:margin-left="0in" fo:text-indent="0in">
        <style:tab-stops/>
      </style:paragraph-properties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solid #4472c4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h text:style-name="P9" text:outline-level="1">Ejercicio<text:s/>1<text:s/>(<text:s/>3,5<text:s/>ptos)</text:h>
      <text:p text:style-name="P10"/>
      <text:p text:style-name="Normal">Un sistema de<text:s/>defensa<text:s/>debe lanzar 15<text:s/>misiles etiquetados del 1 al<text:s/>15, separados<text:s/>entre ellos<text:s/>por<text:s/>5<text:s/>segundos. Crea una función en JavaScript al efecto y simula su funcionamiento<text:s/>con<text:s/>una cuenta atrás que empiece 3 segundos antes de salir y<text:s/>que vaya añadiendo sucesivamente en la pantalla, una línea con el texto :</text:p>
      <text:p text:style-name="Normal"><text:s/></text:p>
      <text:p text:style-name="Normal">” Misil n<text:s/>3,2,1 …<text:s/>¡lanzado! “<text:s/>(la cuenta atrás desaparece)</text:p>
      <text:p text:style-name="Normal"/>
      <text:p text:style-name="Normal">Se valorará:</text:p>
      <text:p text:style-name="Normal">Funcionamiento de la página (<text:s/>1,25<text:s/>puntos)</text:p>
      <text:p text:style-name="Normal">Tratamiento de la asincronía (<text:s/>1,0<text:s/>puntos)</text:p>
      <text:p text:style-name="Normal">Aparición de las líneas centradas. ( 0,5 puntos)</text:p>
      <text:p text:style-name="Normal">Estética de la página: Título, formatos adecuados ( 0,25<text:s/>puntos)</text:p>
      <text:p text:style-name="P11"><text:span text:style-name="T12"><draw:frame draw:z-index="251659264" draw:id="id0" draw:style-name="a0" draw:name="Cuadro de texto 1" text:anchor-type="paragraph" svg:x="1.82847in" svg:y="0.08611in" svg:width="2.03472in" svg:height="1.17708in" style:rel-width="scale" style:rel-height="scale"><draw:text-box><text:p text:style-name="P13">…</text:p><text:p text:style-name="P14">Misil<text:s/>13.<text:s/><text:s text:c="2"/>3,2,1… ¡lanzado!</text:p><text:p text:style-name="P15">Misil 14. <text:s text:c="2"/>3,2,1… ¡lanzado!</text:p><text:p text:style-name="P16">…</text:p><text:p text:style-name="P17"/></draw:text-box><svg:title/><svg:desc/></draw:frame></text:span><text:span text:style-name="T18"><text:s/></text:span></text:p>
      <text:p text:style-name="P19"><text:tab/></text:p>
      <text:p text:style-name="P20">*Simulación de la pantalla</text:p>
      <text:h text:style-name="Título1" text:outline-level="1"/>
      <text:h text:style-name="Título1" text:outline-level="1"/>
      <text:p text:style-name="P21"/>
      <text:p text:style-name="P22"><text:span text:style-name="T23">Secuencia:<text:s/></text:span><text:span text:style-name="T24"><text:tab/><text:s/></text:span><text:span text:style-name="T25">Misil 11</text:span><text:span text:style-name="T26"><text:s text:c="2"/>3</text:span><text:span text:style-name="T27"><text:s/>---<text:s/></text:span><text:span text:style-name="T28">Misil 11</text:span><text:span text:style-name="T29"><text:s/>2</text:span><text:span text:style-name="T30"><text:s/>---<text:s/></text:span><text:span text:style-name="T31">Misil 11</text:span><text:span text:style-name="T32"><text:s/>1</text:span><text:span text:style-name="T33"><text:s/>---<text:s/></text:span><text:span text:style-name="T34">Misil 11</text:span><text:span text:style-name="T35"><text:s/>¡</text:span><text:span text:style-name="T36">lanzado</text:span><text:span text:style-name="T37">!</text:span></text:p>
      <text:p text:style-name="P38"><text:span text:style-name="T39"><text:s text:c="2"/></text:span><text:span text:style-name="T40">Misil 12</text:span><text:span text:style-name="T41"><text:s/>¡</text:span><text:span text:style-name="T42">lanzado</text:span><text:span text:style-name="T43">!</text:span></text:p>
      <text:p text:style-name="P44"><text:span text:style-name="T45"><text:s text:c="2"/></text:span><text:span text:style-name="T46">Misil 13</text:span><text:span text:style-name="T47"><text:s/>¡</text:span><text:span text:style-name="T48">lanzado</text:span><text:span text:style-name="T49">!</text:span></text:p>
      <text:p text:style-name="P50"><text:bookmark-start text:name="_Hlk158740358"/></text:p>
      <text:p text:style-name="P51">Valoración sobre 10:</text:p>
      <text:list text:style-name="LFO20" text:continue-numbering="true">
        <text:list-item>
          <text:p text:style-name="P52">Funcionamiento<text:s/>correcto y según especificaciones<text:s/></text:p>
        </text:list-item>
      </text:list>
      <text:p text:style-name="P53">de la aplicación con uso de “template literals”<text:tab/><text:tab/>4<text:s/>puntos</text:p>
      <text:list text:style-name="LFO20" text:continue-numbering="true">
        <text:list-item>
          <text:p text:style-name="P54">Uso de promesas<text:tab/><text:tab/><text:tab/><text:tab/><text:tab/>2 puntos</text:p>
        </text:list-item>
        <text:list-item>
          <text:p text:style-name="P55">Utilización de async/await<text:tab/><text:tab/><text:tab/><text:tab/>2 puntos</text:p>
        </text:list-item>
        <text:list-item>
          <text:p text:style-name="P56">Cuenta atrás<text:tab/><text:tab/><text:tab/><text:tab/><text:tab/><text:tab/>2 puntos</text:p>
        </text:list-item>
      </text:list>
      <text:p text:style-name="P57"><text:bookmark-end text:name="_Hlk158740358"/></text:p>
      <text:soft-page-break/>
      <text:h text:style-name="P58" text:outline-level="1">Ejercicio<text:s/>2</text:h>
      <text:p text:style-name="Normal"/>
      <text:p text:style-name="Normal">Crea un sistema para gestionar empleados en una empresa. Debes implementar las siguientes clases<text:s/>(JS6):</text:p>
      <text:p text:style-name="Normal"/>
      <text:list text:style-name="LFO19" text:continue-numbering="true">
        <text:list-item>
          <text:p text:style-name="P59"><text:span text:style-name="T60">Empleado</text:span>:</text:p>
        </text:list-item>
      </text:list>
      <text:p text:style-name="P61">Propiedades: nombre (cadena de texto), salario (número).</text:p>
      <text:p text:style-name="P62">Método: calcularSueldo() que devuelve el salario del empleado.</text:p>
      <text:p text:style-name="Normal"/>
      <text:list text:style-name="LFO19" text:continue-numbering="true">
        <text:list-item>
          <text:p text:style-name="P63">EmpleadoPorHora:</text:p>
        </text:list-item>
      </text:list>
      <text:p text:style-name="P64">Hereda de Empleado.</text:p>
      <text:p text:style-name="P65">Propiedades adicionales: horasTrabajadas (número), tarifaPorHora (número).</text:p>
      <text:p text:style-name="P66">Sobrescribe el método calcularSueldo() para calcular el salario multiplicando las horas trabajadas por la tarifa por hora.</text:p>
      <text:p text:style-name="Normal"/>
      <text:list text:style-name="LFO19" text:continue-numbering="true">
        <text:list-item>
          <text:p text:style-name="P67">EmpleadoAsalariado:</text:p>
        </text:list-item>
      </text:list>
      <text:p text:style-name="P68">Hereda de Empleado.</text:p>
      <text:p text:style-name="P69">Propiedades adicionales: bonoAnual (número).</text:p>
      <text:p text:style-name="P70">Sobrescribe el método calcularSueldo() para calcular el salario sumando el bono anual al salario base.</text:p>
      <text:p text:style-name="P71">Usa la palabra clave super de manera apropiada para aprovechar la funcionalidad de la clase padre.</text:p>
      <text:list text:style-name="LFO19" text:continue-numbering="true">
        <text:list-item>
          <text:p text:style-name="P72">Ejemplos de uso<text:s/></text:p>
        </text:list-item>
      </text:list>
      <text:p text:style-name="P73">Crea dos<text:s/>instancias de las clases y realiza las siguientes operaciones:</text:p>
      <text:p text:style-name="P74">Crea un empleado por hora llamado Juan con un salario base de 2000, 40 horas trabajadas y una tarifa por hora de 15.</text:p>
      <text:p text:style-name="P75">Crea una empleada asalariado llamado Ana con un salario base de 3000 y un bono anual de 1000.</text:p>
      <text:p text:style-name="P76">Finalmente, muestra por consola el salario de cada empleado llamando al método calcularSueldo().</text:p>
      <text:p text:style-name="Normal"/>
      <text:p text:style-name="P77">Valoración sobre 10:</text:p>
      <text:list text:style-name="LFO20" text:continue-numbering="true">
        <text:list-item>
          <text:p text:style-name="P78">Funcionamiento correcto<text:s/>y según especificaciones</text:p>
        </text:list-item>
      </text:list>
      <text:p text:style-name="P79">de la aplicación<text:s/>con uso de “template literals”<text:tab/><text:tab/>4<text:s/>puntos</text:p>
      <text:list text:style-name="LFO20" text:continue-numbering="true">
        <text:list-item>
          <text:p text:style-name="P80">Clases en JavaScript 6<text:tab/><text:tab/><text:tab/><text:tab/><text:tab/>3 puntos</text:p>
        </text:list-item>
        <text:list-item>
          <text:p text:style-name="P81">Utilización de herencia, encapsulamiento…<text:tab/><text:tab/>3 puntos</text:p>
        </text:list-item>
      </text:list>
      <text:p text:style-name="P82"/>
      <text:h text:style-name="Título1" text:outline-level="1"><text:bookmark-start text:name="_Hlk127984946"/><text:soft-page-break/>Ejercicio<text:s/>3</text:h>
      <text:p text:style-name="P83"><text:bookmark-end text:name="_Hlk127984946"/></text:p>
      <text:p text:style-name="Normal">Con el código proporcionado, desarrolla un formulario de registro de usuarios. Debes implementar la validación del formulario para garantizar que los usuarios introduzcan la información de manera adecuada.</text:p>
      <text:p text:style-name="Normal">Requisitos del formulario:</text:p>
      <text:p text:style-name="P84">1.Nombre:</text:p>
      <text:list text:style-name="LFO21" text:continue-numbering="true">
        <text:list-item>
          <text:p text:style-name="P85">Debe contener solo letras (sin espacios).</text:p>
        </text:list-item>
        <text:list-item>
          <text:p text:style-name="P86">No puede estar en blanco.</text:p>
        </text:list-item>
      </text:list>
      <text:p text:style-name="P87">2.Correo electrónico:</text:p>
      <text:list text:style-name="LFO21" text:continue-numbering="true">
        <text:list-item>
          <text:p text:style-name="P88">Debe tener un formato de dirección de correo electrónico válido.</text:p>
        </text:list-item>
      </text:list>
      <text:p text:style-name="P89">3.Contraseña:</text:p>
      <text:list text:style-name="LFO21" text:continue-numbering="true">
        <text:list-item>
          <text:p text:style-name="P90">Debe tener al menos 8 caracteres de longitud.</text:p>
        </text:list-item>
        <text:list-item>
          <text:p text:style-name="P91">Debe incluir al menos una letra mayúscula, una letra minúscula y un número.</text:p>
        </text:list-item>
      </text:list>
      <text:p text:style-name="P92">4.Confirmación de contraseña:</text:p>
      <text:list text:style-name="LFO21" text:continue-numbering="true">
        <text:list-item>
          <text:p text:style-name="P93">Debe coincidir con la contraseña introducida en el campo anterior.</text:p>
        </text:list-item>
      </text:list>
      <text:p text:style-name="P94">5.Número de teléfono:</text:p>
      <text:list text:style-name="LFO21" text:continue-numbering="true">
        <text:list-item>
          <text:p text:style-name="P95">Debe contener solo números.</text:p>
        </text:list-item>
        <text:list-item>
          <text:p text:style-name="P96">Nueve dígitos</text:p>
        </text:list-item>
      </text:list>
      <text:p text:style-name="Normal">Tareas a realizar:</text:p>
      <text:p text:style-name="Normal">1.<text:tab/>Implementa la validación en JavaScript:</text:p>
      <text:list text:style-name="LFO21" text:continue-numbering="true">
        <text:list-item>
          <text:p text:style-name="P97">Valida<text:s/><text:span text:style-name="T98">cada campo</text:span><text:s/>del formulario según los requisitos mencionados anteriormente.</text:p>
        </text:list-item>
        <text:list-item>
          <text:p text:style-name="P99">Muestra mensajes de error<text:s/><text:span text:style-name="T100">específicos</text:span><text:s/>para cada campo si la validación falla.</text:p>
        </text:list-item>
        <text:list-item>
          <text:p text:style-name="P101">Deshabilita el envío del formulario si hay errores de validación.</text:p>
        </text:list-item>
      </text:list>
      <text:p text:style-name="Normal">2.<text:tab/>Mejora la experiencia del usuario:</text:p>
      <text:list text:style-name="LFO21" text:continue-numbering="true">
        <text:list-item>
          <text:p text:style-name="P102">Agrega un mensaje de éxito cuando el formulario se envíe correctamente.</text:p>
        </text:list-item>
        <text:list-item>
          <text:p text:style-name="P103">Realiza la validación en tiempo real mientras el usuario completa el formulario.</text:p>
        </text:list-item>
        <text:list-item>
          <text:p text:style-name="P104">Lleva el foco al elemento que provoca el error<text:s/></text:p>
        </text:list-item>
      </text:list>
      <text:p text:style-name="Normal"/>
      <text:p text:style-name="Normal">Los mensajes deben aparecer en la zona final del formulario justo debajo del botón de registrarse.<text:s/></text:p>
      <text:p text:style-name="Normal"/>
      <text:soft-page-break/>
      <text:p text:style-name="P105"><draw:frame draw:style-name="a1" draw:name="Imagen 1" text:anchor-type="as-char" svg:x="0in" svg:y="0in" svg:width="2.27095in" svg:height="3.40295in" style:rel-width="scale" style:rel-height="scale"><draw:image xlink:href="media/image1.tmp" xlink:type="simple" xlink:show="embed" xlink:actuate="onLoad"/><svg:title/><svg:desc>Interfaz de usuario gráfica, Texto, Aplicación, Correo electrónico

Descripción generada automáticamente</svg:desc></draw:frame></text:p>
      <text:p text:style-name="P106">Si no encuentras la manera de validar el correo y la contraseña, puedes utilizar el siguiente código:</text:p>
      <text:p text:style-name="P107">Validación de correo</text:p>
      <text:p text:style-name="Normal">if (!/^\S+@\S+\.\S+$/.test(email)) {</text:p>
      <text:p text:style-name="Normal"><text:s text:c="12"/>displayError('Correo electrónico inválido');</text:p>
      <text:p text:style-name="Normal"><text:s text:c="8"/>}</text:p>
      <text:p text:style-name="P108">Validación de contraseña</text:p>
      <text:p text:style-name="P109">if (password.length &lt; 8 || !/[a-z]/.test(password) || !/[A-Z]/.test(password) || !/\d/.test(password)) {</text:p>
      <text:p text:style-name="Normal"><text:span text:style-name="T110"><text:s text:c="12"/></text:span>displayError('Contraseña inválida');</text:p>
      <text:p text:style-name="Normal"><text:s text:c="8"/>}</text:p>
      <text:p text:style-name="Normal"/>
      <text:p text:style-name="Normal"/>
      <text:p text:style-name="P111">Valoración sobre 10:</text:p>
      <text:list text:style-name="LFO20" text:continue-numbering="true">
        <text:list-item>
          <text:p text:style-name="P112">Funcionamiento correcto de la aplicación<text:s/><text:tab/><text:tab/>4 puntos</text:p>
        </text:list-item>
        <text:list-item>
          <text:p text:style-name="P113">Creación e inclusión de elementos en el DOM<text:tab/><text:tab/>2 puntos</text:p>
        </text:list-item>
        <text:list-item>
          <text:p text:style-name="P114">Eventos, funciones, error, foco, preventDefault<text:tab/><text:tab/>2 puntos</text:p>
        </text:list-item>
        <text:list-item>
          <text:p text:style-name="P115">Validación <text:s/>HTML5, JavaScript y con API<text:tab/><text:tab/>2 puntos</text:p>
        </text:list-item>
      </text:list>
      <text:p text:style-name="Normal"/>
      <text:h text:style-name="Título1" text:outline-level="1">Instrucciones</text:h>
      <text:p text:style-name="Normal">El texto no tiene acentos en los nombres de campos, métodos …</text:p>
      <text:p text:style-name="Normal">El código JavaScript y el CSS<text:s/>deben<text:s/>ir embebidos<text:s/>en el HTML.</text:p>
      <text:p text:style-name="Normal">Añade los comentarios<text:s/>que creas oportuno<text:s/>para explicar tu solución</text:p>
      <text:p text:style-name="Normal">Añade tu nombre<text:s/>en el código<text:s/>(Author)</text:p>
      <text:p text:style-name="P116">Sube al aula únicamente<text:s/>tres<text:s/>ficheros HTML<text:s/>con<text:s/>formato de nombre<text:s/>siguiente:</text:p>
      <text:p text:style-name="Normal">EV2B-1XXX.html,<text:s/>EV2B-2XXX.html<text:s/>y EV2B-3.html<text:s/>donde XXX son tus tres iniciales habituales</text:p>
      <text:soft-page-break/>
      <text:h text:style-name="Título1" text:outline-level="1">Anexo: código</text:h>
      <text:p text:style-name="Normal"/>
      <text:p text:style-name="P117"><text:span text:style-name="T118">&lt;!DOCTYPE</text:span><text:span text:style-name="T119"><text:s/></text:span><text:span text:style-name="T120">html</text:span><text:span text:style-name="T121">&gt;</text:span></text:p>
      <text:p text:style-name="P122"><text:span text:style-name="T123">&lt;html</text:span><text:span text:style-name="T124"><text:s/></text:span><text:span text:style-name="T125">lang</text:span><text:span text:style-name="T126">=</text:span><text:span text:style-name="T127">"en"</text:span><text:span text:style-name="T128">&gt;</text:span></text:p>
      <text:p text:style-name="P129"><text:span text:style-name="T130">&lt;head&gt;</text:span></text:p>
      <text:p text:style-name="P131"><text:span text:style-name="T132">   <text:s/></text:span><text:span text:style-name="T133">&lt;meta</text:span><text:span text:style-name="T134"><text:s/></text:span><text:span text:style-name="T135">charset</text:span><text:span text:style-name="T136">=</text:span><text:span text:style-name="T137">"UTF-8"</text:span><text:span text:style-name="T138">&gt;</text:span></text:p>
      <text:p text:style-name="P139"><text:span text:style-name="T140">   <text:s/></text:span><text:span text:style-name="T141">&lt;meta</text:span><text:span text:style-name="T142"><text:s/></text:span><text:span text:style-name="T143">name</text:span><text:span text:style-name="T144">=</text:span><text:span text:style-name="T145">"viewport"</text:span><text:span text:style-name="T146"><text:s/></text:span><text:span text:style-name="T147">content</text:span><text:span text:style-name="T148">=</text:span><text:span text:style-name="T149">"width=device-width, initial-scale=1.0"</text:span><text:span text:style-name="T150">&gt;</text:span></text:p>
      <text:p text:style-name="P151">   <text:s/></text:p>
      <text:p text:style-name="P152"><text:span text:style-name="T153">   <text:s/></text:span><text:span text:style-name="T154">&lt;style&gt;</text:span></text:p>
      <text:p text:style-name="P155"><text:span text:style-name="T156">   <text:s/></text:span><text:span text:style-name="T157">body</text:span><text:span text:style-name="T158"><text:s/>{</text:span></text:p>
      <text:p text:style-name="P159"><text:span text:style-name="T160">       <text:s/></text:span><text:span text:style-name="T161">font-family</text:span><text:span text:style-name="T162">:<text:s/></text:span><text:span text:style-name="T163">Arial</text:span><text:span text:style-name="T164">,<text:s/></text:span><text:span text:style-name="T165">sans-serif</text:span><text:span text:style-name="T166">;</text:span></text:p>
      <text:p text:style-name="P167"><text:span text:style-name="T168">       <text:s/></text:span><text:span text:style-name="T169">background-color</text:span><text:span text:style-name="T170">:<text:s/></text:span><text:span text:style-name="T171">#f4f4f4</text:span><text:span text:style-name="T172">;</text:span></text:p>
      <text:p text:style-name="P173"><text:span text:style-name="T174">       <text:s/></text:span><text:span text:style-name="T175">margin</text:span><text:span text:style-name="T176">:<text:s/></text:span><text:span text:style-name="T177">0</text:span><text:span text:style-name="T178">;</text:span></text:p>
      <text:p text:style-name="P179"><text:span text:style-name="T180">       <text:s/></text:span><text:span text:style-name="T181">display</text:span><text:span text:style-name="T182">:<text:s/></text:span><text:span text:style-name="T183">flex</text:span><text:span text:style-name="T184">;</text:span></text:p>
      <text:p text:style-name="P185"><text:span text:style-name="T186">       <text:s/></text:span><text:span text:style-name="T187">justify-content</text:span><text:span text:style-name="T188">:<text:s/></text:span><text:span text:style-name="T189">center</text:span><text:span text:style-name="T190">;</text:span></text:p>
      <text:p text:style-name="P191"><text:span text:style-name="T192">       <text:s/></text:span><text:span text:style-name="T193">align-items</text:span><text:span text:style-name="T194">:<text:s/></text:span><text:span text:style-name="T195">center</text:span><text:span text:style-name="T196">;</text:span></text:p>
      <text:p text:style-name="P197"><text:span text:style-name="T198">       <text:s/></text:span><text:span text:style-name="T199">height</text:span><text:span text:style-name="T200">:<text:s/></text:span><text:span text:style-name="T201">100vh</text:span><text:span text:style-name="T202">;</text:span></text:p>
      <text:p text:style-name="P203">    }</text:p>
      <text:p text:style-name="P204">   <text:s/></text:p>
      <text:p text:style-name="P205"><text:span text:style-name="T206">   <text:s/></text:span><text:span text:style-name="T207">.container</text:span><text:span text:style-name="T208"><text:s/>{</text:span></text:p>
      <text:p text:style-name="P209"><text:span text:style-name="T210">       <text:s/></text:span><text:span text:style-name="T211">background-color</text:span><text:span text:style-name="T212">:<text:s/></text:span><text:span text:style-name="T213">#fff</text:span><text:span text:style-name="T214">;</text:span></text:p>
      <text:p text:style-name="P215"><text:span text:style-name="T216">       <text:s/></text:span><text:span text:style-name="T217">padding</text:span><text:span text:style-name="T218">:<text:s/></text:span><text:span text:style-name="T219">20px</text:span><text:span text:style-name="T220">;</text:span></text:p>
      <text:p text:style-name="P221"><text:span text:style-name="T222">       <text:s/></text:span><text:span text:style-name="T223">border-radius</text:span><text:span text:style-name="T224">:<text:s/></text:span><text:span text:style-name="T225">8px</text:span><text:span text:style-name="T226">;</text:span></text:p>
      <text:p text:style-name="P227"><text:span text:style-name="T228">       <text:s/></text:span><text:span text:style-name="T229">box-shadow</text:span><text:span text:style-name="T230">:<text:s/></text:span><text:span text:style-name="T231">0</text:span><text:span text:style-name="T232"><text:s/></text:span><text:span text:style-name="T233">0</text:span><text:span text:style-name="T234"><text:s/></text:span><text:span text:style-name="T235">10px</text:span><text:span text:style-name="T236"><text:s/>rgba(</text:span><text:span text:style-name="T237">0</text:span><text:span text:style-name="T238">,<text:s/></text:span><text:span text:style-name="T239">0</text:span><text:span text:style-name="T240">,<text:s/></text:span><text:span text:style-name="T241">0</text:span><text:span text:style-name="T242">,<text:s/></text:span><text:span text:style-name="T243">0.1</text:span><text:span text:style-name="T244">);</text:span></text:p>
      <text:p text:style-name="P245"><text:span text:style-name="T246">       <text:s/></text:span><text:span text:style-name="T247">width</text:span><text:span text:style-name="T248">:<text:s/></text:span><text:span text:style-name="T249">300px</text:span><text:span text:style-name="T250">;</text:span></text:p>
      <text:p text:style-name="P251">    }</text:p>
      <text:p text:style-name="P252">   <text:s/></text:p>
      <text:p text:style-name="P253"><text:span text:style-name="T254">   <text:s/></text:span><text:span text:style-name="T255">form</text:span><text:span text:style-name="T256"><text:s/>{</text:span></text:p>
      <text:p text:style-name="P257"><text:span text:style-name="T258">       <text:s/></text:span><text:span text:style-name="T259">display</text:span><text:span text:style-name="T260">:<text:s/></text:span><text:span text:style-name="T261">flex</text:span><text:span text:style-name="T262">;</text:span></text:p>
      <text:p text:style-name="P263"><text:span text:style-name="T264">       <text:s/></text:span><text:span text:style-name="T265">flex-direction</text:span><text:span text:style-name="T266">:<text:s/></text:span><text:span text:style-name="T267">column</text:span><text:span text:style-name="T268">;</text:span></text:p>
      <text:p text:style-name="P269">    }</text:p>
      <text:p text:style-name="P270">   <text:s/></text:p>
      <text:p text:style-name="P271"><text:span text:style-name="T272">   <text:s/></text:span><text:span text:style-name="T273">label</text:span><text:span text:style-name="T274"><text:s/>{</text:span></text:p>
      <text:p text:style-name="P275"><text:span text:style-name="T276">       <text:s/></text:span><text:span text:style-name="T277">margin-bottom</text:span><text:span text:style-name="T278">:<text:s/></text:span><text:span text:style-name="T279">5px</text:span><text:span text:style-name="T280">;</text:span></text:p>
      <text:p text:style-name="P281">    }</text:p>
      <text:p text:style-name="P282">   <text:s/></text:p>
      <text:p text:style-name="P283"><text:span text:style-name="T284">   <text:s/></text:span><text:span text:style-name="T285">input</text:span><text:span text:style-name="T286">,<text:s/></text:span><text:span text:style-name="T287">button</text:span><text:span text:style-name="T288"><text:s/>{</text:span></text:p>
      <text:p text:style-name="P289"><text:span text:style-name="T290">       <text:s/></text:span><text:span text:style-name="T291">margin-bottom</text:span><text:span text:style-name="T292">:<text:s/></text:span><text:span text:style-name="T293">10px</text:span><text:span text:style-name="T294">;</text:span></text:p>
      <text:p text:style-name="P295"><text:span text:style-name="T296">       <text:s/></text:span><text:span text:style-name="T297">padding</text:span><text:span text:style-name="T298">:<text:s/></text:span><text:span text:style-name="T299">8px</text:span><text:span text:style-name="T300">;</text:span></text:p>
      <text:p text:style-name="P301">    }</text:p>
      <text:p text:style-name="P302">   <text:s/></text:p>
      <text:p text:style-name="P303"><text:span text:style-name="T304">   <text:s/></text:span><text:span text:style-name="T305">button</text:span><text:span text:style-name="T306"><text:s/>{</text:span></text:p>
      <text:p text:style-name="P307"><text:span text:style-name="T308">       <text:s/></text:span><text:span text:style-name="T309">background-color</text:span><text:span text:style-name="T310">:<text:s/></text:span><text:span text:style-name="T311">#4caf50</text:span><text:span text:style-name="T312">;</text:span></text:p>
      <text:p text:style-name="P313"><text:span text:style-name="T314">       <text:s/></text:span><text:span text:style-name="T315">color</text:span><text:span text:style-name="T316">:<text:s/></text:span><text:span text:style-name="T317">#fff</text:span><text:span text:style-name="T318">;</text:span></text:p>
      <text:p text:style-name="P319"><text:span text:style-name="T320">       <text:s/></text:span><text:span text:style-name="T321">border</text:span><text:span text:style-name="T322">:<text:s/></text:span><text:span text:style-name="T323">none</text:span><text:span text:style-name="T324">;</text:span></text:p>
      <text:p text:style-name="P325"><text:span text:style-name="T326">       <text:s/></text:span><text:span text:style-name="T327">cursor</text:span><text:span text:style-name="T328">:<text:s/></text:span><text:span text:style-name="T329">pointer</text:span><text:span text:style-name="T330">;</text:span></text:p>
      <text:p text:style-name="P331">    }</text:p>
      <text:p text:style-name="P332">   <text:s/></text:p>
      <text:soft-page-break/>
      <text:p text:style-name="P333"><text:span text:style-name="T334">   <text:s/></text:span><text:span text:style-name="T335">button:hover</text:span><text:span text:style-name="T336"><text:s/>{</text:span></text:p>
      <text:p text:style-name="P337"><text:span text:style-name="T338">       <text:s/></text:span><text:span text:style-name="T339">background-color</text:span><text:span text:style-name="T340">:<text:s/></text:span><text:span text:style-name="T341">#45a049</text:span><text:span text:style-name="T342">;</text:span></text:p>
      <text:p text:style-name="P343">    }</text:p>
      <text:p text:style-name="P344">   <text:s/></text:p>
      <text:p text:style-name="P345"><text:span text:style-name="T346">   <text:s/></text:span><text:span text:style-name="T347">.error</text:span><text:span text:style-name="T348"><text:s/>{</text:span></text:p>
      <text:p text:style-name="P349"><text:span text:style-name="T350">       <text:s/></text:span><text:span text:style-name="T351">color</text:span><text:span text:style-name="T352">:<text:s/></text:span><text:span text:style-name="T353">#ff0000</text:span><text:span text:style-name="T354">;</text:span></text:p>
      <text:p text:style-name="P355"><text:span text:style-name="T356">       <text:s/></text:span><text:span text:style-name="T357">font-size</text:span><text:span text:style-name="T358">:<text:s/></text:span><text:span text:style-name="T359">14px</text:span><text:span text:style-name="T360">;</text:span></text:p>
      <text:p text:style-name="P361">    }</text:p>
      <text:p text:style-name="P362"><text:span text:style-name="T363">   <text:s/></text:span><text:span text:style-name="T364">&lt;/style&gt;</text:span></text:p>
      <text:p text:style-name="P365"><text:span text:style-name="T366">   <text:s/></text:span><text:span text:style-name="T367">&lt;title&gt;</text:span><text:span text:style-name="T368">Formulario de Registro Examen<text:s/></text:span><text:span text:style-name="T369">&lt;/title&gt;</text:span></text:p>
      <text:p text:style-name="P370"><text:span text:style-name="T371">&lt;/head&gt;</text:span></text:p>
      <text:p text:style-name="P372"/>
      <text:p text:style-name="P373"><text:span text:style-name="T374">&lt;body&gt;</text:span></text:p>
      <text:p text:style-name="P375"><text:span text:style-name="T376">   <text:s/></text:span><text:span text:style-name="T377">&lt;div</text:span><text:span text:style-name="T378"><text:s/></text:span><text:span text:style-name="T379">class</text:span><text:span text:style-name="T380">=</text:span><text:span text:style-name="T381">"container"</text:span><text:span text:style-name="T382">&gt;</text:span></text:p>
      <text:p text:style-name="P383"><text:span text:style-name="T384">       <text:s/></text:span><text:span text:style-name="T385">&lt;h2&gt;</text:span><text:span text:style-name="T386">Formulario de Registro</text:span><text:span text:style-name="T387">&lt;/h2&gt;</text:span></text:p>
      <text:p text:style-name="P388"><text:span text:style-name="T389">       <text:s/></text:span><text:span text:style-name="T390">&lt;form</text:span><text:span text:style-name="T391"><text:s/></text:span><text:span text:style-name="T392">id</text:span><text:span text:style-name="T393">=</text:span><text:span text:style-name="T394">"formRegistro"</text:span><text:span text:style-name="T395">&gt;</text:span></text:p>
      <text:p text:style-name="P396"><text:span text:style-name="T397">           <text:s/></text:span><text:span text:style-name="T398">&lt;label</text:span><text:span text:style-name="T399"><text:s/></text:span><text:span text:style-name="T400">for</text:span><text:span text:style-name="T401">=</text:span><text:span text:style-name="T402">"nombre"</text:span><text:span text:style-name="T403">&gt;</text:span><text:span text:style-name="T404">Nombre:</text:span><text:span text:style-name="T405">&lt;/label&gt;</text:span></text:p>
      <text:p text:style-name="P406"><text:span text:style-name="T407">           <text:s/></text:span><text:span text:style-name="T408">&lt;input</text:span><text:span text:style-name="T409"><text:s/></text:span><text:span text:style-name="T410">type</text:span><text:span text:style-name="T411">=</text:span><text:span text:style-name="T412">"text"</text:span><text:span text:style-name="T413"><text:s/></text:span><text:span text:style-name="T414">id</text:span><text:span text:style-name="T415">=</text:span><text:span text:style-name="T416">"nombre"</text:span><text:span text:style-name="T417"><text:s/></text:span><text:span text:style-name="T418">name</text:span><text:span text:style-name="T419">=</text:span><text:span text:style-name="T420">"nombre"</text:span><text:span text:style-name="T421"><text:s/></text:span><text:span text:style-name="T422">required</text:span><text:span text:style-name="T423">&gt;</text:span></text:p>
      <text:p text:style-name="P424"/>
      <text:p text:style-name="P425"><text:span text:style-name="T426">           <text:s/></text:span><text:span text:style-name="T427">&lt;label</text:span><text:span text:style-name="T428"><text:s/></text:span><text:span text:style-name="T429">for</text:span><text:span text:style-name="T430">=</text:span><text:span text:style-name="T431">"email"</text:span><text:span text:style-name="T432">&gt;</text:span><text:span text:style-name="T433">Correo electrónico:</text:span><text:span text:style-name="T434">&lt;/label&gt;</text:span></text:p>
      <text:p text:style-name="P435"><text:span text:style-name="T436">           <text:s/></text:span><text:span text:style-name="T437">&lt;input</text:span><text:span text:style-name="T438"><text:s/></text:span><text:span text:style-name="T439">type</text:span><text:span text:style-name="T440">=</text:span><text:span text:style-name="T441">"email"</text:span><text:span text:style-name="T442"><text:s/></text:span><text:span text:style-name="T443">id</text:span><text:span text:style-name="T444">=</text:span><text:span text:style-name="T445">"email"</text:span><text:span text:style-name="T446"><text:s/></text:span><text:span text:style-name="T447">name</text:span><text:span text:style-name="T448">=</text:span><text:span text:style-name="T449">"email"</text:span><text:span text:style-name="T450"><text:s/></text:span><text:span text:style-name="T451">required</text:span><text:span text:style-name="T452">&gt;</text:span></text:p>
      <text:p text:style-name="P453"/>
      <text:p text:style-name="P454"><text:span text:style-name="T455">           <text:s/></text:span><text:span text:style-name="T456">//Resto de campos del formulario</text:span></text:p>
      <text:p text:style-name="P457">       <text:s/></text:p>
      <text:p text:style-name="P458"><text:span text:style-name="T459">&lt;/form&gt;</text:span></text:p>
      <text:p text:style-name="P460"><text:span text:style-name="T461">       <text:s/></text:span><text:span text:style-name="T462">&lt;div</text:span><text:span text:style-name="T463"><text:s/></text:span><text:span text:style-name="T464">id</text:span><text:span text:style-name="T465">=</text:span><text:span text:style-name="T466">"messages"</text:span><text:span text:style-name="T467">&gt;&lt;/div&gt;</text:span></text:p>
      <text:p text:style-name="P468"><text:span text:style-name="T469">   <text:s/></text:span><text:span text:style-name="T470">&lt;/div&gt;</text:span></text:p>
      <text:p text:style-name="P471"/>
      <text:p text:style-name="P472"><text:span text:style-name="T473">   <text:s/></text:span><text:span text:style-name="T474">&lt;script&gt;</text:span></text:p>
      <text:p text:style-name="P475"><text:span text:style-name="T476">   </text:span><text:span text:style-name="T477"><text:tab/></text:span><text:span text:style-name="T478">Aquí tu código</text:span></text:p>
      <text:p text:style-name="P479"><text:span text:style-name="T480">   <text:s/></text:span><text:span text:style-name="T481">&lt;/script&gt;</text:span></text:p>
      <text:p text:style-name="P482"><text:span text:style-name="T483">&lt;/body&gt;</text:span></text:p>
      <text:p text:style-name="P484"><text:span text:style-name="T485">&lt;/html&gt;</text:span></text:p>
      <text:p text:style-name="P486"/>
      <text:p text:style-name="P4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in" fo:margin-left="0.0069in" fo:text-indent="-0.0069in">
        <style:tab-stops/>
      </style:paragraph-properties>
      <style:text-properties style:font-name="Calibri" style:font-name-asian="Calibri" style:font-name-complex="Calibri" fo:color="#538135" fo:font-size="14pt" style:font-size-asian="14pt" fo:hyphenate="false"/>
    </style:style>
    <style:style style:name="Normal" style:display-name="Normal" style:family="paragraph">
      <style:paragraph-properties fo:text-align="justify" fo:margin-bottom="0.0034in" fo:line-height="104%" fo:margin-left="0.0069in" fo:text-indent="-0.0069in">
        <style:tab-stops/>
      </style:paragraph-properties>
      <style:text-properties style:font-name="Calibri" style:font-name-asian="Calibri" style:font-name-complex="Calibri" fo:color="#000000" fo:font-size="12pt" style:font-size-asian="12pt" fo:hyphenate="false"/>
    </style:style>
    <style:style style:name="Fuentedepárrafopredeter." style:display-name="Fuente de párrafo predeter." style:family="text"/>
    <style:style style:name="Título1Car" style:display-name="Título 1 Car" style:family="text">
      <style:text-properties style:font-name="Calibri" style:font-name-asian="Calibri" style:font-name-complex="Calibri" fo:color="#538135" fo:font-size="14pt" style:font-size-asian="14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Calibri" style:font-name-asian="Calibri" style:font-name-complex="Calibri" fo:color="#000000" fo:font-size="12pt" style:font-size-asian="12pt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458in"/>
          <style:tab-stop style:type="right" style:position="5.8986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Calibri" style:font-name-asian="Calibri" style:font-name-complex="Calibri" fo:color="#000000" fo:font-size="12pt" style:font-size-asian="12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Descripción" style:display-name="Descripción" style:family="paragraph" style:parent-style-name="Normal" style:next-style-name="Normal">
      <style:paragraph-properties fo:text-align="start" fo:margin-bottom="0.1388in" fo:line-height="100%" fo:margin-left="0in" fo:text-indent="0in">
        <style:tab-stops/>
      </style:paragraph-properties>
      <style:text-properties style:font-name="Calibri" style:font-name-asian="Calibri" style:font-name-complex="Times New Roman" fo:font-style="italic" style:font-style-asian="italic" style:font-style-complex="italic" fo:color="#44546A" fo:font-size="9pt" style:font-size-asian="9pt" style:font-size-complex="9pt" style:language-asian="en" style:country-asian="US" fo:hyphenate="false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 fo:margin-left="0in" fo:text-indent="0in">
        <style:tab-stops/>
      </style:paragraph-properties>
      <style:text-properties style:font-name="Times New Roman" style:font-name-asian="Times New Roman" style:font-name-complex="Times New Roman" style:use-window-font-color="true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super 64.5%" fo:font-size="15.5pt" style:font-size-asian="15.5pt" style:font-size-complex="15.5pt" fo:background-color="transparent" style:text-underline-type="none" style:text-underline-color="#000000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Calibri" style:font-name-asian="Calibri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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1in" text:min-label-width="0in" text:list-level-position-and-space-mode="label-alignment">
          <style:list-level-label-alignment text:label-followed-by="listtab" fo:margin-left="1.1in" fo:text-indent="0in"/>
        </style:list-level-properties>
        <style:text-properties style:font-name="Calibri"/>
      </text:list-level-style-bullet>
      <text:list-level-style-bullet text:level="3" text:style-name="WW_CharLFO1LVL3" text:bullet-char="▪">
        <style:list-level-properties text:space-before="1.6in" text:min-label-width="0in" text:list-level-position-and-space-mode="label-alignment">
          <style:list-level-label-alignment text:label-followed-by="listtab" fo:margin-left="1.6in" fo:text-indent="0in"/>
        </style:list-level-properties>
        <style:text-properties style:font-name="Calibri"/>
      </text:list-level-style-bullet>
      <text:list-level-style-bullet text:level="4" text:style-name="WW_CharLFO1LVL4" text:bullet-char="•">
        <style:list-level-properties text:space-before="2.1in" text:min-label-width="0in" text:list-level-position-and-space-mode="label-alignment">
          <style:list-level-label-alignment text:label-followed-by="listtab" fo:margin-left="2.1in" fo:text-indent="0in"/>
        </style:list-level-properties>
        <style:text-properties style:font-name="Calibri"/>
      </text:list-level-style-bullet>
      <text:list-level-style-bullet text:level="5" text:style-name="WW_CharLFO1LVL5" text:bullet-char="o">
        <style:list-level-properties text:space-before="2.6in" text:min-label-width="0in" text:list-level-position-and-space-mode="label-alignment">
          <style:list-level-label-alignment text:label-followed-by="listtab" fo:margin-left="2.6in" fo:text-indent="0in"/>
        </style:list-level-properties>
        <style:text-properties style:font-name="Calibri"/>
      </text:list-level-style-bullet>
      <text:list-level-style-bullet text:level="6" text:style-name="WW_CharLFO1LVL6" text:bullet-char="▪">
        <style:list-level-properties text:space-before="3.1in" text:min-label-width="0in" text:list-level-position-and-space-mode="label-alignment">
          <style:list-level-label-alignment text:label-followed-by="listtab" fo:margin-left="3.1in" fo:text-indent="0in"/>
        </style:list-level-properties>
        <style:text-properties style:font-name="Calibri"/>
      </text:list-level-style-bullet>
      <text:list-level-style-bullet text:level="7" text:style-name="WW_CharLFO1LVL7" text:bullet-char="•">
        <style:list-level-properties text:space-before="3.6in" text:min-label-width="0in" text:list-level-position-and-space-mode="label-alignment">
          <style:list-level-label-alignment text:label-followed-by="listtab" fo:margin-left="3.6in" fo:text-indent="0in"/>
        </style:list-level-properties>
        <style:text-properties style:font-name="Calibri"/>
      </text:list-level-style-bullet>
      <text:list-level-style-bullet text:level="8" text:style-name="WW_CharLFO1LVL8" text:bullet-char="o">
        <style:list-level-properties text:space-before="4.1in" text:min-label-width="0in" text:list-level-position-and-space-mode="label-alignment">
          <style:list-level-label-alignment text:label-followed-by="listtab" fo:margin-left="4.1in" fo:text-indent="0in"/>
        </style:list-level-properties>
        <style:text-properties style:font-name="Calibri"/>
      </text:list-level-style-bullet>
      <text:list-level-style-bullet text:level="9" text:style-name="WW_CharLFO1LVL9" text:bullet-char="▪">
        <style:list-level-properties text:space-before="4.6in" text:min-label-width="0in" text:list-level-position-and-space-mode="label-alignment">
          <style:list-level-label-alignment text:label-followed-by="listtab" fo:margin-left="4.6in" fo:text-indent="0in"/>
        </style:list-level-properties>
        <style:text-properties style:font-name="Calibri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a" style:num-letter-sync="true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-0.0097in" text:min-label-width="0.25in" text:list-level-position-and-space-mode="label-alignment">
          <style:list-level-label-alignment text:label-followed-by="listtab" fo:margin-left="0.2402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4902in" text:min-label-width="0.25in" text:list-level-position-and-space-mode="label-alignment">
          <style:list-level-label-alignment text:label-followed-by="listtab" fo:margin-left="0.7402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9902in" text:min-label-width="0.25in" text:list-level-position-and-space-mode="label-alignment">
          <style:list-level-label-alignment text:label-followed-by="listtab" fo:margin-left="1.2402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.4902in" text:min-label-width="0.25in" text:list-level-position-and-space-mode="label-alignment">
          <style:list-level-label-alignment text:label-followed-by="listtab" fo:margin-left="1.7402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2.4902in" text:min-label-width="0.25in" text:list-level-position-and-space-mode="label-alignment">
          <style:list-level-label-alignment text:label-followed-by="listtab" fo:margin-left="2.7402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2.9902in" text:min-label-width="0.25in" text:list-level-position-and-space-mode="label-alignment">
          <style:list-level-label-alignment text:label-followed-by="listtab" fo:margin-left="3.240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3.4902in" text:min-label-width="0.25in" text:list-level-position-and-space-mode="label-alignment">
          <style:list-level-label-alignment text:label-followed-by="listtab" fo:margin-left="3.7402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3.9902in" text:min-label-width="0.25in" text:list-level-position-and-space-mode="label-alignment">
          <style:list-level-label-alignment text:label-followed-by="listtab" fo:margin-left="4.2402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.4916in" text:min-label-width="0.1791in" text:list-level-position-and-space-mode="label-alignment">
          <style:list-level-label-alignment text:label-followed-by="listtab" fo:margin-left="0.6708in" fo:text-indent="-0.1791in"/>
        </style:list-level-properties>
        <style:text-properties style:font-name="Calibri"/>
      </text:list-level-style-bullet>
      <text:list-level-style-bullet text:level="2" text:style-name="WW_CharLFO21LVL2" text:bullet-char="o">
        <style:list-level-properties text:space-before="0.45in" text:min-label-width="0.25in" text:list-level-position-and-space-mode="label-alignment">
          <style:list-level-label-alignment text:label-followed-by="listtab" fo:margin-left="0.7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0.95in" text:min-label-width="0.25in" text:list-level-position-and-space-mode="label-alignment">
          <style:list-level-label-alignment text:label-followed-by="listtab" fo:margin-left="1.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45in" text:min-label-width="0.25in" text:list-level-position-and-space-mode="label-alignment">
          <style:list-level-label-alignment text:label-followed-by="listtab" fo:margin-left="1.7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1.95in" text:min-label-width="0.25in" text:list-level-position-and-space-mode="label-alignment">
          <style:list-level-label-alignment text:label-followed-by="listtab" fo:margin-left="2.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45in" text:min-label-width="0.25in" text:list-level-position-and-space-mode="label-alignment">
          <style:list-level-label-alignment text:label-followed-by="listtab" fo:margin-left="2.7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2.95in" text:min-label-width="0.25in" text:list-level-position-and-space-mode="label-alignment">
          <style:list-level-label-alignment text:label-followed-by="listtab" fo:margin-left="3.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45in" text:min-label-width="0.25in" text:list-level-position-and-space-mode="label-alignment">
          <style:list-level-label-alignment text:label-followed-by="listtab" fo:margin-left="3.7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3.95in" text:min-label-width="0.25in" text:list-level-position-and-space-mode="label-alignment">
          <style:list-level-label-alignment text:label-followed-by="listtab" fo:margin-left="4.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9in" fo:margin-bottom="0.5in" fo:margin-right="1.17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text-properties fo:color="#4472C4" fo:font-size="10pt" style:font-size-asian="10pt" style:font-size-complex="10pt"/>
    </style:style>
    <style:style style:name="P3" style:parent-style-name="Normal" style:family="paragraph">
      <style:paragraph-properties fo:text-align="start" fo:margin-bottom="0.2201in" fo:line-height="109%" fo:margin-left="-0.0104in" fo:margin-right="-0.009in" fo:text-indent="0in">
        <style:tab-stops>
          <style:tab-stop style:type="center" style:position="2.9645in"/>
          <style:tab-stop style:type="right" style:position="5.918in"/>
        </style:tab-stops>
      </style:paragraph-properties>
    </style:style>
    <style:style style:name="T4" style:parent-style-name="Fuentedepárrafopredeter." style:family="text">
      <style:text-properties fo:color="#2E74B5" fo:font-size="10pt" style:font-size-asian="10pt"/>
    </style:style>
    <style:style style:name="T5" style:parent-style-name="Fuentedepárrafopredeter." style:family="text">
      <style:text-properties fo:color="#2E74B5" fo:font-size="10pt" style:font-size-asian="10pt"/>
    </style:style>
    <style:style style:name="T6" style:parent-style-name="Fuentedepárrafopredeter." style:family="text">
      <style:text-properties fo:color="#2E74B5" fo:font-size="10pt" style:font-size-asian="10pt"/>
    </style:style>
    <style:style style:name="T7" style:parent-style-name="Fuentedepárrafopredeter." style:family="text">
      <style:text-properties fo:color="#2E74B5" fo:font-size="10pt" style:font-size-asian="10pt"/>
    </style:style>
    <style:style style:name="T8" style:parent-style-name="Fuentedepárrafopredeter." style:family="text">
      <style:text-properties fo:color="#2E74B5" fo:font-size="10pt" style:font-size-asian="10pt"/>
    </style:style>
  </office:automatic-styles>
  <office:master-styles>
    <style:master-page style:name="MP0" style:page-layout-name="PL0">
      <style:header>
        <text:p text:style-name="P2">Examen práctico<text:s/>2ª Evaluación<text:s/>Grupo B<text:tab/><text:tab/>febrero 2024</text:p>
      </style:header>
      <style:footer>
        <text:p text:style-name="P3"><text:span text:style-name="T4">Profesor: Juan José García Lazo<text:s/></text:span><text:span text:style-name="T5"><text:tab/><text:s/></text:span><text:span text:style-name="T6"><text:tab/>DA</text:span><text:span text:style-name="T7">W</text:span><text:span text:style-name="T8"><text:s/>2º<text:s/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Juan Jose Garcia</meta:initial-creator>
    <dc:creator>Juan José García Lazo</dc:creator>
    <meta:creation-date>2024-02-13T19:02:00Z</meta:creation-date>
    <dc:date>2024-02-13T19:03:00Z</dc:date>
    <meta:print-date>2024-02-13T18:01:00Z</meta:print-date>
    <meta:template xlink:href="Normal" xlink:type="simple"/>
    <meta:editing-cycles>2</meta:editing-cycles>
    <meta:editing-duration>PT60S</meta:editing-duration>
    <meta:document-statistic meta:page-count="6" meta:paragraph-count="12" meta:word-count="988" meta:character-count="6415" meta:row-count="45" meta:non-whitespace-character-count="5439"/>
  </office:meta>
</office:document-meta>
</file>